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padding-left="0.049cm" fo:padding-right="0.049cm" fo:padding-top="0.049cm" fo:padding-bottom="4.001cm" fo:border="0.06pt solid #000000" style:shadow="none"/>
    </style:style>
    <style:style style:name="P2" style:family="paragraph" style:parent-style-name="Text_20_body">
      <style:paragraph-properties fo:padding-left="0.049cm" fo:padding-right="0.049cm" fo:padding-top="0.049cm" fo:padding-bottom="3cm" fo:border="0.06pt solid #000000" style:shadow="none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060cb"/>
    </style:style>
    <style:style style:name="T2" style:family="text">
      <style:text-properties officeooo:rsid="0010b7bb"/>
    </style:style>
    <style:style style:name="T3" style:family="text">
      <style:text-properties officeooo:rsid="0010d0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Feedback on SOCL923 Critical Methods in Media and Cultural Studies</text:h>
      <text:h text:style-name="Heading_20_2" text:outline-level="2">Reading for the course</text:h>
      <text:p text:style-name="question_5f_box">How hard did you find the reading for this course? </text:p>
      <text:p text:style-name="P2">Were any readings too difficult? </text:p>
      <text:p text:style-name="question_5f_box">Did any readings stand out as particularly useful or relevant?</text:p>
      <text:h text:style-name="Heading_20_2" text:outline-level="2">The guest researchers</text:h>
      <text:p text:style-name="question_5f_box">How useful were the sessions with the guest researchers? </text:p>
      <text:h text:style-name="Heading_20_2" text:outline-level="2">The group research project <text:span text:style-name="T1">project</text:span></text:h>
      <text:p text:style-name="question_5f_box">Did <text:span text:style-name="T1">the group research project </text:span>cause you any problems?</text:p>
      <text:p text:style-name="P1"><text:soft-page-break/>Did members of your group work well together on the <text:span text:style-name="T1">project</text:span>?</text:p>
      <text:p text:style-name="question_5f_box">How hard did you find the practical activities <text:span text:style-name="T2">and writing </text:span>for the blog? </text:p>
      <text:h text:style-name="Heading_20_2" text:outline-level="2">Other</text:h>
      <text:p text:style-name="question_5f_box">Do you feel there are any major gaps or missing methods in the course? </text:p>
      <text:p text:style-name="P1">Are they any methods or approaches you would like to know more about? Any other suggestions for the course?</text:p>
      <text:p text:style-name="Text_20_body"/>
      <text:p text:style-name="Text_20_body"><text:s text:c="440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estion_5f_box" style:display-name="question_box" style:family="paragraph" style:parent-style-name="Text_20_body" style:next-style-name="Text">
      <style:paragraph-properties fo:padding-left="0.199cm" fo:padding-right="0.199cm" fo:padding-top="0.199cm" fo:padding-bottom="3cm" fo:border="0.06pt solid #000000" style:shadow="none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13:39:50</meta:creation-date>
    <dc:date>2017-03-24T08:41:50.390426526</dc:date>
    <meta:editing-duration>PT3H4M56S</meta:editing-duration>
    <meta:editing-cycles>8</meta:editing-cycles>
    <meta:generator>LibreOffice/5.1.6.2$Linux_X86_64 LibreOffice_project/10m0$Build-2</meta:generator>
    <meta:print-date>2017-03-24T08:41:59.185182253</meta:print-date>
    <meta:document-statistic meta:table-count="0" meta:image-count="0" meta:object-count="0" meta:page-count="2" meta:paragraph-count="15" meta:word-count="123" meta:character-count="1156" meta:non-whitespace-character-count="602"/>
  </office:meta>
</office:document-meta>
</file>